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7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52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4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9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2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49"><text:tab/>;;;;;;;;;;;;;defw beanhere+room</text:p>
      <text:p text:style-name="P49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0"><text:tab/>if computer=spectrum</text:p>
      <text:p text:style-name="P40"><text:tab/>org beforerelocate</text:p>
      <text:p text:style-name="P40"><text:tab/>endif</text:p>
      <text:p text:style-name="P19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0"><text:tab/>call store_sprite_vars1</text:p>
      <text:p text:style-name="P19"><text:tab/>call plotattris</text:p>
      <text:p text:style-name="P19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9"/>
      <text:p text:style-name="P52"><text:tab/>xor a</text:p>
      <text:p text:style-name="P52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2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2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5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6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2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6"><text:tab/>;;;checks if dizzy is in the box</text:p>
      <text:p text:style-name="P66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2"><text:tab/>if seeproxbox=0</text:p>
      <text:p text:style-name="P3">proximitycollide</text:p>
      <text:p text:style-name="P52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9"><text:tab/>call frame</text:p>
      <text:p text:style-name="P40"><text:tab/>pop ix</text:p>
      <text:p text:style-name="P40"><text:tab/>push ix</text:p>
      <text:p text:style-name="P40"><text:tab/>bit 5,(ix+colour)</text:p>
      <text:p text:style-name="P40"><text:tab/>call nz,plotattris2</text:p>
      <text:p text:style-name="P40"><text:tab/>pop ix</text:p>
      <text:p text:style-name="P19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3"><text:tab/>push bc</text:p>
      <text:p text:style-name="P52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0"><text:tab/>call store_sprite_vars</text:p>
      <text:p text:style-name="P19"><text:tab/>call frame</text:p>
      <text:p text:style-name="P52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2"><text:tab/>ld de,3</text:p>
      <text:p text:style-name="P52"><text:tab/>add ix,de</text:p>
      <text:p text:style-name="P52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2"><text:tab/>ld b,a</text:p>
      <text:p text:style-name="P36">updateflamelp</text:p>
      <text:p text:style-name="P53"><text:tab/>push bc</text:p>
      <text:p text:style-name="P19"><text:tab/>call printflame<text:tab/>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2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9"><text:tab/>ld e,(ix+0)</text:p>
      <text:p text:style-name="P19"><text:tab/>ld l,(ix+1)</text:p>
      <text:p text:style-name="P19"><text:tab/>ld a,115</text:p>
      <text:p text:style-name="P53">simprintflame</text:p>
      <text:p text:style-name="P53"><text:tab/>push ix</text:p>
      <text:p text:style-name="P40"><text:tab/>call store_sprite_vars</text:p>
      <text:p text:style-name="P19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0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3"><text:tab/>pop hl</text:p>
      <text:p text:style-name="P52"><text:tab/>ld hl,lookatpicturemess</text:p>
      <text:p text:style-name="P52"><text:tab/>if computer=spectrum</text:p>
      <text:p text:style-name="P3"><text:tab/>ld a,1</text:p>
      <text:p text:style-name="P3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jp dotreasurepic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6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3"><text:tab/>ld b,255</text:p>
      <text:p text:style-name="P12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3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13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3"><text:tab/>xor a</text:p>
      <text:p text:style-name="P3"><text:tab/>ld (frmreverse),a</text:p>
      <text:p text:style-name="P3"><text:tab/>inc a</text:p>
      <text:p text:style-name="P3"><text:tab/>ld (frmplot),a</text:p>
      <text:p text:style-name="P3"><text:tab/>ld a,2</text:p>
      <text:p text:style-name="P3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3">resetheartslp</text:p>
      <text:p text:style-name="P13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span text:style-name="T1"><text:tab/>ret</text:span><text:tab/></text:p>
      <text:p text:style-name="P3"/>
      <text:p text:style-name="P3">updatehearts<text:tab/></text:p>
      <text:p text:style-name="P3"><text:tab/>ld b,32</text:p>
      <text:p text:style-name="P3"><text:tab/>ld ix,hearttable</text:p>
      <text:p text:style-name="P13">updateheartslp</text:p>
      <text:p text:style-name="P13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3"><text:tab/>ret</text:p>
      <text:p text:style-name="P3"/>
      <text:p text:style-name="P3">printheart<text:tab/>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3">addpatch</text:p>
      <text:p text:style-name="P13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3"><text:tab/>ret</text:p>
      <text:p text:style-name="P3"><text:tab/></text:p>
      <text:p text:style-name="P13">getvalue</text:p>
      <text:p text:style-name="P13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3"><text:tab/>ret</text:p>
      <text:p text:style-name="P3"/>
      <text:p text:style-name="P39">getsincos</text:p>
      <text:p text:style-name="P13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13">multiply</text:p>
      <text:p text:style-name="P13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3">multlp</text:p>
      <text:p text:style-name="P13"><text:tab/>srl c</text:p>
      <text:p text:style-name="P3"><text:tab/>jr nc,noadd</text:p>
      <text:p text:style-name="P3"><text:tab/>add hl,de</text:p>
      <text:p text:style-name="P13">noadd</text:p>
      <text:p text:style-name="P13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0">attritable<text:tab/>EQU &amp;AF00<text:tab/><text:tab/><text:tab/>;;DEFS 32*24,64+2</text:p>
      <text:p text:style-name="P3"/>
      <text:p text:style-name="P3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9"><text:tab/>ret</text:p>
      <text:p text:style-name="P19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9">mend<text:tab/>equ 0</text:p>
      <text:p text:style-name="P19"><text:soft-page-break/>mxy<text:tab/>equ 128</text:p>
      <text:p text:style-name="P40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0">;;mx<text:tab/>equ 7</text:p>
      <text:p text:style-name="P40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0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2"><text:tab/>call openwindow<text:tab/></text:p>
      <text:p text:style-name="P52"><text:tab/>call flipifnecessary</text:p>
      <text:p text:style-name="P19"><text:tab/>call prtmessage1</text:p>
      <text:p text:style-name="P52"><text:tab/>call flipifnecessary</text:p>
      <text:p text:style-name="P52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3"><text:tab/>cp 5</text:p>
      <text:p text:style-name="P3"><text:tab/>jp z,repeat</text:p>
      <text:p text:style-name="P3"><text:tab/>cp 6</text:p>
      <text:p text:style-name="P3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8">notattr</text:p>
      <text:p text:style-name="P8"><text:tab/>ld a,(plottype)</text:p>
      <text:p text:style-name="P3"><text:tab/>bit 0,a</text:p>
      <text:p text:style-name="P3"><text:tab/>jr z,notchr</text:p>
      <text:p text:style-name="P3"><text:tab/>ld a,(messy)</text:p>
      <text:p text:style-name="P3"><text:tab/>ld l,a</text:p>
      <text:p text:style-name="P3"><text:tab/>ld a,(messx)</text:p>
      <text:p text:style-name="P3"><text:tab/>add a,32</text:p>
      <text:p text:style-name="P3"><text:tab/>ld e,a</text:p>
      <text:p text:style-name="P3"><text:tab/>ld a,(pen)</text:p>
      <text:p text:style-name="P3"><text:tab/>ld c,a</text:p>
      <text:p text:style-name="P3"><text:tab/>ld a,b</text:p>
      <text:p text:style-name="P3"><text:tab/>ld b,0</text:p>
      <text:p text:style-name="P3"><text:tab/>call store_sprite_vars</text:p>
      <text:p text:style-name="P3"><text:tab/>call plotattris</text:p>
      <text:p text:style-name="P3"><text:tab/>call frame</text:p>
      <text:p text:style-name="P8">notchr</text:p>
      <text:p text:style-name="P8"><text:tab/>pop hl</text:p>
      <text:p text:style-name="P3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28">changexy</text:p>
      <text:p text:style-name="P51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2"><text:tab/>ld a,6</text:p>
      <text:p text:style-name="P52"><text:tab/>ld (sndfx),a</text:p>
      <text:p text:style-name="P3"/>
      <text:p text:style-name="P3"><text:tab/>ld a,10</text:p>
      <text:p text:style-name="P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0"><text:tab/>if computer=amstrad</text:p>
      <text:p text:style-name="P40"><text:tab/>sla a</text:p>
      <text:p text:style-name="P40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0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0">size <text:tab/>defb 0</text:p>
      <text:p text:style-name="P3"/>
      <text:p text:style-name="P3"/>
      <text:p text:style-name="P68">random</text:p>
      <text:p text:style-name="P68"><text:tab/>push ix</text:p>
      <text:p text:style-name="P67"><text:tab/>ld a,(seed)</text:p>
      <text:p text:style-name="P67"><text:tab/>ld ix,seed</text:p>
      <text:p text:style-name="P67"><text:tab/>dec a</text:p>
      <text:p text:style-name="P67"><text:tab/>xor (ix+1)</text:p>
      <text:p text:style-name="P67"><text:tab/>rla</text:p>
      <text:p text:style-name="P67"><text:tab/>rr (ix+2)</text:p>
      <text:p text:style-name="P67"><text:tab/>ld (ix+0),a</text:p>
      <text:p text:style-name="P67"><text:tab/>cpl</text:p>
      <text:p text:style-name="P67"><text:tab/>rla</text:p>
      <text:p text:style-name="P67"><text:tab/>xor 48</text:p>
      <text:p text:style-name="P67"><text:soft-page-break/><text:tab/>xor (ix+1)</text:p>
      <text:p text:style-name="P67"><text:tab/>ld (ix+1),a</text:p>
      <text:p text:style-name="P67"><text:tab/>xor (ix+2)</text:p>
      <text:p text:style-name="P67"><text:tab/>pop ix</text:p>
      <text:p text:style-name="P67"><text:tab/>ret</text:p>
      <text:p text:style-name="P67"/>
      <text:p text:style-name="P67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2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0">afterroomsetup</text:p>
      <text:p text:style-name="P40"><text:tab/>if seecoins=0</text:p>
      <text:p text:style-name="P19"><text:tab/>call putcoinsinroom</text:p>
      <text:p text:style-name="P19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8">roomsetuplp</text:p>
      <text:p text:style-name="P34"><text:tab/>ld hl,roomdata</text:p>
      <text:p text:style-name="P40"><text:tab/>ld a,(roomno)</text:p>
      <text:p text:style-name="P40"><text:tab/>cp 127</text:p>
      <text:p text:style-name="P40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3"><text:tab/>ld b,totalcoins</text:p>
      <text:p text:style-name="P3"><text:tab/>ld ix,cointable</text:p>
      <text:p text:style-name="P3"><text:tab/>ld de,3</text:p>
      <text:p text:style-name="P15">resetcoinslp</text:p>
      <text:p text:style-name="P15"><text:tab/>res 7,(ix+2)</text:p>
      <text:p text:style-name="P3"><text:tab/>add ix,de</text:p>
      <text:p text:style-name="P3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2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2">poscheat<text:tab/>defb 0</text:p>
      <text:p text:style-name="P19">oldclock<text:tab/>defb 0</text:p>
      <text:p text:style-name="P19"><text:soft-page-break/>clock<text:tab/>defb 0</text:p>
      <text:p text:style-name="P52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2">colourtable<text:tab/>defb 2,3,4,5,6,5,4,3</text:p>
      <text:p text:style-name="P3">lastkeybyte<text:tab/>defb 0</text:p>
      <text:p text:style-name="P19">tryputdownvar<text:tab/>defb 0</text:p>
      <text:p text:style-name="P52">flipscreen<text:tab/>defb 0</text:p>
      <text:p text:style-name="P52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6"><text:tab/>if computer=spectrum</text:p>
      <text:p text:style-name="P66"><text:tab/>ld hl,attritable</text:p>
      <text:p text:style-name="P66"><text:tab/>ld (newattrihere1+1),hl</text:p>
      <text:p text:style-name="P66"><text:tab/>call updatedizzy1</text:p>
      <text:p text:style-name="P66"><text:tab/>ld hl,screenattritable</text:p>
      <text:p text:style-name="P66"><text:tab/>ld (newattrihere1+1),hl</text:p>
      <text:p text:style-name="P66"><text:tab/>ret</text:p>
      <text:p text:style-name="P66"><text:tab/>endif</text:p>
      <text:p text:style-name="P3"/>
      <text:p text:style-name="P3"><text:span text:style-name="T2">updatedizzy1</text:span><text:tab/></text:p>
      <text:p text:style-name="P60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2-11-14T15:50:19.177261769</dc:date>
    <meta:editing-duration>P1DT59M13S</meta:editing-duration>
    <meta:editing-cycles>100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55" meta:non-whitespace-character-count="110665"/>
  </office:meta>
</office:document-meta>
</file>